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6.358cm" draw:shadow="hidden"/>
    </style:style>
    <style:style style:name="gr3" style:family="graphic" style:parent-style-name="standard">
      <style:graphic-properties draw:stroke="none" svg:stroke-color="#000000" draw:fill="none" draw:fill-color="#ffffff" fo:min-height="1.02cm" draw:shadow="hidden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7.374cm" draw:shadow="hidden"/>
    </style:style>
    <style:style style:name="gr5" style:family="graphic" style:parent-style-name="standard">
      <style:graphic-properties draw:stroke="none" svg:stroke-color="#000000" draw:fill="none" draw:fill-color="#ffffff" fo:min-height="1.147cm" draw:shadow="hidden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7.755cm" draw:shadow="hidden"/>
    </style:style>
    <style:style style:name="gr7" style:family="graphic" style:parent-style-name="standard">
      <style:graphic-properties draw:stroke="none" svg:stroke-color="#000000" draw:fill="none" draw:fill-color="#ffffff" fo:min-height="1.094cm" draw:shadow="hidden"/>
    </style:style>
    <style:style style:name="gr8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8.39cm" draw:shadow="hidden"/>
    </style:style>
    <style:style style:name="gr10" style:family="graphic" style:parent-style-name="standard">
      <style:graphic-properties draw:stroke="none" svg:stroke-color="#000000" draw:fill="none" draw:fill-color="#ffffff" fo:min-height="1.423cm" draw:shadow="hidden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7.374cm" draw:shadow="hidden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9.279cm" draw:shadow="hidden"/>
    </style:style>
    <style:style style:name="gr13" style:family="graphic" style:parent-style-name="standard">
      <style:graphic-properties draw:stroke="none" svg:stroke-color="#000000" draw:fill="none" draw:fill-color="#ffffff" fo:min-height="1.053cm" draw:shadow="hidden"/>
    </style:style>
    <style:style style:name="gr14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9.152cm" draw:shadow="hidden"/>
    </style:style>
    <style:style style:name="gr15" style:family="graphic" style:parent-style-name="standard">
      <style:graphic-properties draw:stroke="none" svg:stroke-color="#000000" draw:fill="none" draw:fill-color="#ffffff" fo:min-height="0.979cm" draw:shadow="hidden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6.358cm" draw:shadow="hidden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8pt" style:text-underline-style="none"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986cm" svg:height="1.778cm" svg:x="2.651cm" svg:y="1.635cm">
          <draw:text-box>
            <text:p><text:span text:style-name="T1">Dependencies</text:span></text:p>
          </draw:text-box>
        </draw:frame>
        <draw:custom-shape draw:style-name="gr2" draw:text-style-name="P2" draw:layer="layout" svg:width="6.858cm" svg:height="1.905cm" svg:x="1.989cm" svg:y="6.50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731cm" svg:height="1.27cm" svg:x="2.116cm" svg:y="7.015cm">
          <draw:text-box>
            <text:p text:style-name="P3">Config_Gcode</text:p>
          </draw:text-box>
        </draw:frame>
        <draw:custom-shape draw:style-name="gr4" draw:text-style-name="P2" draw:layer="layout" svg:width="7.874cm" svg:height="1.905cm" svg:x="1.508cm" svg:y="3.359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7.874cm" svg:height="1.27cm" svg:x="1.508cm" svg:y="3.867cm">
          <draw:text-box>
            <text:p text:style-name="P3"><text:span text:style-name="T2">GcodeConverter_</text:span>Gcode</text:p>
          </draw:text-box>
        </draw:frame>
        <draw:custom-shape draw:style-name="gr2" draw:text-style-name="P2" draw:layer="layout" svg:width="6.858cm" svg:height="1.905cm" svg:x="11.414cm" svg:y="6.513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699cm" svg:height="1.397cm" svg:x="12.557cm" svg:y="7.021cm">
          <draw:text-box>
            <text:p text:style-name="P3"><text:span text:style-name="T2">Buffer_</text:span>Gcode</text:p>
          </draw:text-box>
        </draw:frame>
        <draw:custom-shape draw:style-name="gr6" draw:text-style-name="P2" draw:layer="layout" svg:width="8.255cm" svg:height="1.905cm" svg:x="10.525cm" svg:y="3.313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8.255cm" svg:height="1.344cm" svg:x="10.525cm" svg:y="3.821cm">
          <draw:text-box>
            <text:p text:style-name="P3"><text:span text:style-name="T2">Descritization_</text:span>Gcode</text:p>
          </draw:text-box>
        </draw:frame>
        <draw:line draw:style-name="gr8" draw:text-style-name="P6" draw:layer="layout" svg:x1="9.255cm" svg:y1="11.414cm" svg:x2="6.334cm" svg:y2="8.493cm">
          <text:p/>
        </draw:line>
        <draw:line draw:style-name="gr8" draw:text-style-name="P6" draw:layer="layout" svg:x1="10.525cm" svg:y1="4.175cm" svg:x2="9.382cm" svg:y2="4.175cm">
          <text:p/>
        </draw:line>
        <draw:line draw:style-name="gr8" draw:text-style-name="P6" draw:layer="layout" svg:x1="12.576cm" svg:y1="11.414cm" svg:x2="14.862cm" svg:y2="8.493cm">
          <text:p/>
        </draw:line>
        <draw:line draw:style-name="gr8" draw:text-style-name="P6" draw:layer="layout" svg:x1="11.033cm" svg:y1="13.319cm" svg:x2="11.033cm" svg:y2="15.605cm">
          <text:p/>
        </draw:line>
        <draw:custom-shape draw:style-name="gr2" draw:text-style-name="P2" draw:layer="layout" svg:width="6.858cm" svg:height="1.905cm" svg:x="7.604cm" svg:y="15.60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699cm" svg:height="1.397cm" svg:x="8.747cm" svg:y="16.113cm">
          <draw:text-box>
            <text:p text:style-name="P3"><text:span text:style-name="T2">Driver_Motors</text:span></text:p>
          </draw:text-box>
        </draw:frame>
        <draw:custom-shape draw:style-name="gr6" draw:text-style-name="P2" draw:layer="layout" svg:width="8.255cm" svg:height="1.905cm" svg:x="6.842cm" svg:y="11.41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8.255cm" svg:height="1.344cm" svg:x="6.842cm" svg:y="11.922cm">
          <draw:text-box>
            <text:p text:style-name="P3"><text:span text:style-name="T2">VirtualPrinters_</text:span>Gcode</text:p>
          </draw:text-box>
        </draw:frame>
        <draw:line draw:style-name="gr8" draw:text-style-name="P6" draw:layer="layout" svg:x1="5.445cm" svg:y1="5.264cm" svg:x2="5.445cm" svg:y2="6.534cm">
          <text:p/>
        </draw:line>
        <draw:line draw:style-name="gr8" draw:text-style-name="P6" draw:layer="layout" svg:x1="14.843cm" svg:y1="6.461cm" svg:x2="14.843cm" svg:y2="5.191cm">
          <text:p/>
        </draw:line>
        <draw:line draw:style-name="gr8" draw:text-style-name="P6" draw:layer="layout" svg:x1="11.414cm" svg:y1="7.45cm" svg:x2="8.874cm" svg:y2="7.45cm">
          <text:p/>
        </draw:line>
      </draw:page>
      <draw:page draw:name="page2" draw:style-name="dp1" draw:master-page-name="Default">
        <draw:frame draw:style-name="gr1" draw:text-style-name="P7" draw:layer="layout" svg:width="14.986cm" svg:height="1.778cm" svg:x="2.651cm" svg:y="1.635cm">
          <draw:text-box>
            <text:p><text:span text:style-name="T3">Test GcodeConverter_</text:span><text:span text:style-name="T4">Gcode</text:span></text:p>
          </draw:text-box>
        </draw:frame>
        <draw:custom-shape draw:style-name="gr9" draw:text-style-name="P2" draw:layer="layout" svg:width="8.89cm" svg:height="1.905cm" svg:x="5.445cm" svg:y="4.429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8.89cm" svg:height="1.673cm" svg:x="5.445cm" svg:y="4.937cm">
          <draw:text-box>
            <text:p text:style-name="P3"><text:span text:style-name="T2">test_GcodeConverter_</text:span><text:span text:style-name="T5">Gcode</text:span></text:p>
          </draw:text-box>
        </draw:frame>
        <draw:custom-shape draw:style-name="gr11" draw:text-style-name="P9" draw:layer="layout" svg:width="7.874cm" svg:height="1.905cm" svg:x="5.953cm" svg:y="7.604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9.89cm" svg:y1="6.334cm" svg:x2="9.89cm" svg:y2="7.604cm">
          <text:p/>
        </draw:line>
        <draw:frame draw:style-name="gr10" draw:text-style-name="P8" draw:layer="layout" svg:width="7.874cm" svg:height="1.673cm" svg:x="5.953cm" svg:y="8.186cm">
          <draw:text-box>
            <text:p text:style-name="P3"><text:span text:style-name="T2">G</text:span><text:span text:style-name="T2">co</text:span><text:span text:style-name="T2">de</text:span><text:span text:style-name="T2">C</text:span><text:span text:style-name="T2">on</text:span><text:span text:style-name="T2">ve</text:span><text:span text:style-name="T2">rte</text:span><text:span text:style-name="T2">r_</text:span><text:span text:style-name="T5">G</text:span><text:span text:style-name="T5">co</text:span><text:span text:style-name="T5">de</text:span></text:p>
          </draw:text-box>
        </draw:frame>
        <draw:custom-shape draw:style-name="gr2" draw:text-style-name="P2" draw:layer="layout" svg:width="6.858cm" svg:height="1.905cm" svg:x="6.454cm" svg:y="10.812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6.858cm" svg:height="1.673cm" svg:x="6.454cm" svg:y="11.32cm">
          <draw:text-box>
            <text:p text:style-name="P3">Config_Gcode</text:p>
          </draw:text-box>
        </draw:frame>
        <draw:line draw:style-name="gr8" draw:text-style-name="P6" draw:layer="layout" svg:x1="9.89cm" svg:y1="9.509cm" svg:x2="9.89cm" svg:y2="10.779cm">
          <text:p/>
        </draw:line>
      </draw:page>
      <draw:page draw:name="page3" draw:style-name="dp1" draw:master-page-name="Default">
        <draw:frame draw:style-name="gr1" draw:text-style-name="P7" draw:layer="layout" svg:width="14.986cm" svg:height="1.778cm" svg:x="2.651cm" svg:y="1.635cm">
          <draw:text-box>
            <text:p><text:span text:style-name="T3">Test </text:span><text:span text:style-name="T3">Descritization_</text:span><text:span text:style-name="T6">Gc</text:span><text:span text:style-name="T6">ode</text:span></text:p>
          </draw:text-box>
        </draw:frame>
        <draw:custom-shape draw:style-name="gr12" draw:text-style-name="P2" draw:layer="layout" svg:width="9.779cm" svg:height="1.905cm" svg:x="5.064cm" svg:y="4.302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9.779cm" svg:height="1.303cm" svg:x="5.064cm" svg:y="4.81cm">
          <draw:text-box>
            <text:p text:style-name="P3"><text:span text:style-name="T2">test_Descritization_</text:span><text:span text:style-name="T5">Gcode</text:span></text:p>
          </draw:text-box>
        </draw:frame>
        <draw:custom-shape draw:style-name="gr14" draw:text-style-name="P9" draw:layer="layout" svg:width="9.652cm" svg:height="1.905cm" svg:x="5.064cm" svg:y="7.477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9.89cm" svg:y1="6.207cm" svg:x2="9.89cm" svg:y2="7.477cm">
          <text:p/>
        </draw:line>
        <draw:frame draw:style-name="gr15" draw:text-style-name="P8" draw:layer="layout" svg:width="9.652cm" svg:height="1.229cm" svg:x="5.064cm" svg:y="8.059cm">
          <draw:text-box>
            <text:p text:style-name="P3"><text:span text:style-name="T2">Descritization_</text:span><text:span text:style-name="T5">Gcod</text:span><text:span text:style-name="T5">e</text:span></text:p>
          </draw:text-box>
        </draw:frame>
        <draw:custom-shape draw:style-name="gr4" draw:text-style-name="P2" draw:layer="layout" svg:width="7.874cm" svg:height="1.905cm" svg:x="1.381cm" svg:y="11.39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7.874cm" svg:height="1.673cm" svg:x="1.381cm" svg:y="11.9cm">
          <draw:text-box>
            <text:p text:style-name="P3"><text:span text:style-name="T2">GcodeConverter_</text:span><text:span text:style-name="T5">G</text:span><text:span text:style-name="T5">code</text:span></text:p>
          </draw:text-box>
        </draw:frame>
        <draw:custom-shape draw:style-name="gr2" draw:text-style-name="P2" draw:layer="layout" svg:width="6.858cm" svg:height="1.905cm" svg:x="10.779cm" svg:y="11.41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731cm" svg:height="1.27cm" svg:x="10.906cm" svg:y="11.922cm">
          <draw:text-box>
            <text:p text:style-name="P3">Config_Gcode</text:p>
          </draw:text-box>
        </draw:frame>
        <draw:line draw:style-name="gr8" draw:text-style-name="P6" draw:layer="layout" svg:x1="7.985cm" svg:y1="9.382cm" svg:x2="5.191cm" svg:y2="11.414cm">
          <text:p/>
        </draw:line>
        <draw:line draw:style-name="gr8" draw:text-style-name="P6" draw:layer="layout" svg:x1="11.414cm" svg:y1="9.382cm" svg:x2="14.462cm" svg:y2="11.414cm">
          <text:p/>
        </draw:line>
      </draw:page>
      <draw:page draw:name="page4" draw:style-name="dp1" draw:master-page-name="Default">
        <draw:frame draw:style-name="gr1" draw:text-style-name="P7" draw:layer="layout" svg:width="14.986cm" svg:height="1.778cm" svg:x="2.651cm" svg:y="1.635cm">
          <draw:text-box>
            <text:p text:style-name="P10"><text:span text:style-name="T3">Test Buffer_</text:span><text:span text:style-name="T4">Gcode</text:span></text:p>
          </draw:text-box>
        </draw:frame>
        <draw:custom-shape draw:style-name="gr2" draw:text-style-name="P2" draw:layer="layout" svg:width="6.858cm" svg:height="1.905cm" svg:x="6.534cm" svg:y="4.429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6.858cm" svg:height="1.397cm" svg:x="6.534cm" svg:y="4.937cm">
          <draw:text-box>
            <text:p text:style-name="P11"><text:span text:style-name="T2">test_Buffer_</text:span><text:span text:style-name="T5">Gcode</text:span></text:p>
          </draw:text-box>
        </draw:frame>
        <draw:custom-shape draw:style-name="gr16" draw:text-style-name="P9" draw:layer="layout" svg:width="6.858cm" svg:height="1.905cm" svg:x="6.534cm" svg:y="7.604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0.09cm" svg:y1="6.334cm" svg:x2="10.09cm" svg:y2="7.604cm">
          <text:p/>
        </draw:line>
        <draw:frame draw:style-name="gr3" draw:text-style-name="P8" draw:layer="layout" svg:width="6.731cm" svg:height="1.27cm" svg:x="6.601cm" svg:y="8.186cm">
          <draw:text-box>
            <text:p text:style-name="P11"><text:span text:style-name="T2">Buffer_</text:span><text:span text:style-name="T5">Gcode</text:span></text:p>
          </draw:text-box>
        </draw:frame>
        <draw:custom-shape draw:style-name="gr4" draw:text-style-name="P2" draw:layer="layout" svg:width="7.874cm" svg:height="1.905cm" svg:x="1.481cm" svg:y="11.49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7.874cm" svg:height="1.673cm" svg:x="1.481cm" svg:y="12cm">
          <draw:text-box>
            <text:p text:style-name="P3"><text:span text:style-name="T2">GcodeConverter_</text:span><text:span text:style-name="T5">G</text:span><text:span text:style-name="T5">code</text:span></text:p>
          </draw:text-box>
        </draw:frame>
        <draw:custom-shape draw:style-name="gr2" draw:text-style-name="P2" draw:layer="layout" svg:width="6.858cm" svg:height="1.905cm" svg:x="10.879cm" svg:y="11.51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731cm" svg:height="1.27cm" svg:x="11.006cm" svg:y="12.022cm">
          <draw:text-box>
            <text:p text:style-name="P3">Config_Gcode</text:p>
          </draw:text-box>
        </draw:frame>
        <draw:line draw:style-name="gr8" draw:text-style-name="P6" draw:layer="layout" svg:x1="8.112cm" svg:y1="9.509cm" svg:x2="5.318cm" svg:y2="11.541cm">
          <text:p/>
        </draw:line>
        <draw:line draw:style-name="gr8" draw:text-style-name="P6" draw:layer="layout" svg:x1="11.541cm" svg:y1="9.509cm" svg:x2="14.589cm" svg:y2="11.541cm">
          <text:p/>
        </draw:line>
      </draw:page>
      <draw:page draw:name="page5" draw:style-name="dp1" draw:master-page-name="Default">
        <draw:frame draw:style-name="gr1" draw:text-style-name="P7" draw:layer="layout" svg:width="14.986cm" svg:height="1.778cm" svg:x="2.651cm" svg:y="1.635cm">
          <draw:text-box>
            <text:p text:style-name="P10"><text:span text:style-name="T3">Test </text:span><text:span text:style-name="T3">VirtualPrinters_Gc</text:span><text:span text:style-name="T3">ode</text:span></text:p>
          </draw:text-box>
        </draw:frame>
        <draw:custom-shape draw:style-name="gr12" draw:text-style-name="P2" draw:layer="layout" svg:width="9.779cm" svg:height="1.905cm" svg:x="5.464cm" svg:y="4.302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9.779cm" svg:height="1.303cm" svg:x="5.464cm" svg:y="4.81cm">
          <draw:text-box>
            <text:p text:style-name="P11"><text:span text:style-name="T2">test_VirtualPrinters_</text:span><text:span text:style-name="T2">Gcode</text:span></text:p>
          </draw:text-box>
        </draw:frame>
        <draw:custom-shape draw:style-name="gr14" draw:text-style-name="P9" draw:layer="layout" svg:width="9.652cm" svg:height="1.905cm" svg:x="5.464cm" svg:y="7.477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0.29cm" svg:y1="6.207cm" svg:x2="10.29cm" svg:y2="7.477cm">
          <text:p/>
        </draw:line>
        <draw:frame draw:style-name="gr15" draw:text-style-name="P8" draw:layer="layout" svg:width="9.652cm" svg:height="1.229cm" svg:x="5.464cm" svg:y="8.059cm">
          <draw:text-box>
            <text:p text:style-name="P11"><text:span text:style-name="T2">VirtualPrinters_</text:span><text:span text:style-name="T5">Gco</text:span><text:span text:style-name="T5">de</text:span></text:p>
          </draw:text-box>
        </draw:frame>
        <draw:custom-shape draw:style-name="gr2" draw:text-style-name="P2" draw:layer="layout" svg:width="6.858cm" svg:height="1.905cm" svg:x="11.279cm" svg:y="11.414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6.731cm" svg:height="1.27cm" svg:x="11.406cm" svg:y="11.922cm">
          <draw:text-box>
            <text:p text:style-name="P11">Config_Gcode</text:p>
          </draw:text-box>
        </draw:frame>
        <draw:line draw:style-name="gr8" draw:text-style-name="P6" draw:layer="layout" svg:x1="8.485cm" svg:y1="9.382cm" svg:x2="5.691cm" svg:y2="11.414cm">
          <text:p/>
        </draw:line>
        <draw:line draw:style-name="gr8" draw:text-style-name="P6" draw:layer="layout" svg:x1="11.914cm" svg:y1="9.382cm" svg:x2="14.962cm" svg:y2="11.414cm">
          <text:p/>
        </draw:line>
        <draw:custom-shape draw:style-name="gr2" draw:text-style-name="P2" draw:layer="layout" svg:width="6.858cm" svg:height="1.905cm" svg:x="2.321cm" svg:y="11.414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6.731cm" svg:height="1.27cm" svg:x="2.448cm" svg:y="11.922cm">
          <draw:text-box>
            <text:p text:style-name="P11"><text:span text:style-name="T2">Buffer_</text:span><text:span text:style-name="T5">Gcode</text:span></text:p>
          </draw:text-box>
        </draw:frame>
        <draw:custom-shape draw:style-name="gr2" draw:text-style-name="P2" draw:layer="layout" svg:width="6.858cm" svg:height="1.905cm" svg:x="6.804cm" svg:y="15.60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699cm" svg:height="1.397cm" svg:x="7.947cm" svg:y="16.113cm">
          <draw:text-box>
            <text:p text:style-name="P3"><text:span text:style-name="T2">Fake_Motors</text:span></text:p>
          </draw:text-box>
        </draw:frame>
        <draw:line draw:style-name="gr8" draw:text-style-name="P6" draw:layer="layout" svg:x1="10.244cm" svg:y1="9.408cm" svg:x2="10.244cm" svg:y2="15.6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2T10:40:37.582655134</meta:creation-date>
    <dc:date>2020-10-08T01:08:14.354299121</dc:date>
    <meta:editing-duration>PT12H34M56S</meta:editing-duration>
    <meta:editing-cycles>29</meta:editing-cycles>
    <meta:generator>LibreOffice/6.0.7.3$Linux_X86_64 LibreOffice_project/00m0$Build-3</meta:generator>
    <meta:document-statistic meta:object-count="68"/>
  </office:meta>
</office:document-meta>
</file>